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C000002B8E6D0CA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grama de Secuencia</text:p>
      <text:p text:style-name="Standard">Metodo:<text:tab/>findAttrName()</text:p>
      <text:p text:style-name="Standard">Clase:<text:tab/><text:tab/>DataSet</text:p>
      <text:p text:style-name="Standard"/>
      <text:p text:style-name="Standard"><draw:frame draw:style-name="fr1" draw:name="gráficos1" text:anchor-type="paragraph" svg:width="16.999cm" svg:height="14.018cm" draw:z-index="0"><draw:image xlink:href="Pictures/100000000000034C000002B8E6D0CAA8.png" xlink:type="simple" xlink:show="embed" xlink:actuate="onLoad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Luxi Sans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Luxi Sans1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7-11T12:21:19</meta:creation-date>
    <dc:date>2006-07-11T13:05:18</dc:date>
    <meta:print-date>2006-07-11T12:25:57</meta:print-date>
    <dc:language>es-ES</dc:language>
    <meta:editing-cycles>3</meta:editing-cycles>
    <meta:editing-duration>PT29M1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3" meta:word-count="7" meta:character-count="58"/>
  </office:meta>
</office:document-meta>
</file>